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846.05403901271">
            <text:p>846.05</text:p>
          </table:table-cell>
          <table:table-cell/>
          <table:table-cell table:formula="oooc:=[$globals.$C$62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52]*[$globals.$C$63]" office:value-type="float" office:value="4904.30439930731">
            <text:p>4904.3</text:p>
          </table:table-cell>
          <table:table-cell/>
          <table:table-cell table:formula="oooc:=[.H3]*[$globals.$C$60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52]*[$globals.$C$63]" office:value-type="float" office:value="28428.6824859703">
            <text:p>28428.68</text:p>
          </table:table-cell>
          <table:table-cell/>
          <table:table-cell table:formula="oooc:=[.H4]*[$globals.$C$60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64791.970906672">
            <text:p>164791.97</text:p>
          </table:table-cell>
          <table:table-cell/>
          <table:table-cell table:formula="oooc:=[.H5]*[$globals.$C$60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955246.297070123">
            <text:p>955246.3</text:p>
          </table:table-cell>
          <table:table-cell/>
          <table:table-cell table:formula="oooc:=[.H6]*[$globals.$C$60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5537256.96128098">
            <text:p>5537256.96</text:p>
          </table:table-cell>
          <table:table-cell/>
          <table:table-cell table:formula="oooc:=[.H7]*[$globals.$C$60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32097705.8474836">
            <text:p>32097705.85</text:p>
          </table:table-cell>
          <table:table-cell/>
          <table:table-cell table:formula="oooc:=[.H8]*[$globals.$C$60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86060124.692722">
            <text:p>186060124.69</text:p>
          </table:table-cell>
          <table:table-cell/>
          <table:table-cell table:formula="oooc:=[.H9]*[$globals.$C$60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1078530975.55211">
            <text:p>1078530975.55</text:p>
          </table:table-cell>
          <table:table-cell/>
          <table:table-cell table:formula="oooc:=[.H10]*[$globals.$C$60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6251898772.75671">
            <text:p>6251898772.76</text:p>
          </table:table-cell>
          <table:table-cell/>
          <table:table-cell table:formula="oooc:=[.H11]*[$globals.$C$60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36240255635.4844">
            <text:p>36240255635.48</text:p>
          </table:table-cell>
          <table:table-cell/>
          <table:table-cell table:formula="oooc:=[.H12]*[$globals.$C$60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210073159573.271">
            <text:p>210073159573.27</text:p>
          </table:table-cell>
          <table:table-cell/>
          <table:table-cell table:formula="oooc:=[.H13]*[$globals.$C$60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9806.8289151503">
            <text:p>39806.83</text:p>
          </table:table-cell>
          <table:table-cell table:formula="oooc:=[.AA40]/[.M41]" office:value-type="float" office:value="0.0200970542442662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102041.017097357">
            <text:p>102041.02</text:p>
          </table:table-cell>
          <table:table-cell table:formula="oooc:=[.AA40]/[.M42]" office:value-type="float" office:value="0.00783998457440622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61300.24727505">
            <text:p>261300.25</text:p>
          </table:table-cell>
          <table:table-cell table:formula="oooc:=[.AA40]/[.M43]" office:value-type="float" office:value="0.0030616121046296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668467.873101308">
            <text:p>668467.87</text:p>
          </table:table-cell>
          <table:table-cell table:formula="oooc:=[.AA40]/[.M44]" office:value-type="float" office:value="0.00119676656454477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708528.68334775">
            <text:p>1708528.68</text:p>
          </table:table-cell>
          <table:table-cell table:formula="oooc:=[.AA40]/[.M45]" office:value-type="float" office:value="0.00046823913920628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4363029.59632985">
            <text:p>4363029.6</text:p>
          </table:table-cell>
          <table:table-cell table:formula="oooc:=[.AA40]/[.M46]" office:value-type="float" office:value="0.000183358829532799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64000">
            <text:p>64,000</text:p>
          </table:table-cell>
          <table:table-cell office:value-type="float" office:value="10">
            <text:p>10</text:p>
          </table:table-cell>
          <table:table-cell table:formula="oooc:=CEILING(([.T50]-[.W50]/2);[.W50])" office:value-type="float" office:value="600">
            <text:p>600</text:p>
          </table:table-cell>
          <table:table-cell table:formula="oooc:=[.F49]" office:value-type="float" office:value="150">
            <text:p>150</text:p>
          </table:table-cell>
          <table:table-cell/>
          <table:table-cell office:value-type="float" office:value="0.1">
            <text:p>0.1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0.000794934167408727">
            <text:p>0</text:p>
          </table:table-cell>
          <table:table-cell/>
          <table:table-cell table:formula="oooc:=[.I50]^[$globals.$C$23]*[$globals.$C$32]/[.R50]*[.K50]*[.Y50]" office:value-type="float" office:value="63508.8393759758">
            <text:p>63508.84</text:p>
          </table:table-cell>
          <table:table-cell table:formula="oooc:=[.S50]/[.H50]" office:value-type="float" office:value="12483.1169162641">
            <text:p>12483.12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4]/[.$K50]" office:value-type="float" office:value="600">
            <text:p>600</text:p>
          </table:table-cell>
          <table:table-cell table:formula="oooc:=MAX(10^(FLOOR(LOG([.Q5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60000">
            <text:p>160,000</text:p>
          </table:table-cell>
          <table:table-cell table:formula="oooc:=CEILING(([.R51]-[.V51]/2);[.V51])" office:value-type="float" office:value="20398.95">
            <text:p>20398.95</text:p>
          </table:table-cell>
          <table:table-cell table:formula="oooc:=CEILING(([.T51]-[.W51]/2);[.W51])" office:value-type="float" office:value="1200000">
            <text:p>120000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0.1">
            <text:p>0.1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4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0.98467064845484">
            <text:p>0.98</text:p>
          </table:table-cell>
          <table:table-cell/>
          <table:table-cell table:formula="oooc:=[.I51]^[$globals.$C$23]*[$globals.$C$32]/[.R51]*[.K51]*[.Y51]" office:value-type="float" office:value="157547.288660122">
            <text:p>157547.29</text:p>
          </table:table-cell>
          <table:table-cell table:formula="oooc:=[.S51]/[.H51]" office:value-type="float" office:value="20398.9480458297">
            <text:p>20398.95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4]/[.$K51]" office:value-type="float" office:value="1223937">
            <text:p>1223937</text:p>
          </table:table-cell>
          <table:table-cell table:formula="oooc:=MAX(10^(FLOOR(LOG([.Q5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0000">
            <text:p>10000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390000">
            <text:p>390,000</text:p>
          </table:table-cell>
          <table:table-cell table:formula="oooc:=CEILING(([.R52]-[.V52]/2);[.V52])" office:value-type="float" office:value="33334.39">
            <text:p>33334.39</text:p>
          </table:table-cell>
          <table:table-cell table:formula="oooc:=CEILING(([.T52]-[.W52]/2);[.W52])" office:value-type="float" office:value="2000000">
            <text:p>200000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0.1">
            <text:p>0.1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1.00212775488515">
            <text:p>1</text:p>
          </table:table-cell>
          <table:table-cell/>
          <table:table-cell table:formula="oooc:=[.I52]^[$globals.$C$23]*[$globals.$C$32]/[.R52]*[.K52]*[.Y52]" office:value-type="float" office:value="390829.818463745">
            <text:p>390829.82</text:p>
          </table:table-cell>
          <table:table-cell table:formula="oooc:=[.S52]/[.H52]" office:value-type="float" office:value="33334.3894932446">
            <text:p>33334.39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4]/[.$K52]" office:value-type="float" office:value="2000063.4">
            <text:p>2000063.4</text:p>
          </table:table-cell>
          <table:table-cell table:formula="oooc:=MAX(10^(FLOOR(LOG([.Q5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0000">
            <text:p>10000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970000">
            <text:p>970,000</text:p>
          </table:table-cell>
          <table:table-cell table:formula="oooc:=CEILING(([.R53]-[.V53]/2);[.V53])" office:value-type="float" office:value="54472.49">
            <text:p>54472.49</text:p>
          </table:table-cell>
          <table:table-cell table:formula="oooc:=CEILING(([.T53]-[.W53]/2);[.W53])" office:value-type="float" office:value="3300000">
            <text:p>3300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0.1">
            <text:p>0.1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0.999522793920154">
            <text:p>1</text:p>
          </table:table-cell>
          <table:table-cell/>
          <table:table-cell table:formula="oooc:=[.I53]^[$globals.$C$23]*[$globals.$C$32]/[.R53]*[.K53]*[.Y53]" office:value-type="float" office:value="969537.135798816">
            <text:p>969537.14</text:p>
          </table:table-cell>
          <table:table-cell table:formula="oooc:=[.S53]/[.H53]" office:value-type="float" office:value="54472.4914437195">
            <text:p>54472.49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4]/[.$K53]" office:value-type="float" office:value="3268349.4">
            <text:p>3268349.4</text:p>
          </table:table-cell>
          <table:table-cell table:formula="oooc:=MAX(10^(FLOOR(LOG([.Q5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000">
            <text:p>1000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2400000">
            <text:p>2,400,000</text:p>
          </table:table-cell>
          <table:table-cell table:formula="oooc:=CEILING(([.R54]-[.V54]/2);[.V54])" office:value-type="float" office:value="89014.75">
            <text:p>89014.75</text:p>
          </table:table-cell>
          <table:table-cell table:formula="oooc:=CEILING(([.T54]-[.W54]/2);[.W54])" office:value-type="float" office:value="5300000">
            <text:p>53000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0.1">
            <text:p>0.1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1.00214362341942">
            <text:p>1</text:p>
          </table:table-cell>
          <table:table-cell/>
          <table:table-cell table:formula="oooc:=[.I54]^[$globals.$C$23]*[$globals.$C$32]/[.R54]*[.K54]*[.Y54]" office:value-type="float" office:value="2405144.6775169">
            <text:p>2405144.68</text:p>
          </table:table-cell>
          <table:table-cell table:formula="oooc:=[.S54]/[.H54]" office:value-type="float" office:value="89014.7493082909">
            <text:p>89014.75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4]/[.$K54]" office:value-type="float" office:value="5340885">
            <text:p>5340885</text:p>
          </table:table-cell>
          <table:table-cell table:formula="oooc:=MAX(10^(FLOOR(LOG([.Q5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000">
            <text:p>1000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6000000">
            <text:p>6,000,000</text:p>
          </table:table-cell>
          <table:table-cell table:formula="oooc:=CEILING(([.R55]-[.V55]/2);[.V55])" office:value-type="float" office:value="145461.05">
            <text:p>145461.05</text:p>
          </table:table-cell>
          <table:table-cell table:formula="oooc:=CEILING(([.T55]-[.W55]/2);[.W55])" office:value-type="float" office:value="8700000">
            <text:p>87000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0.1">
            <text:p>0.1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0.994412841858862">
            <text:p>0.99</text:p>
          </table:table-cell>
          <table:table-cell/>
          <table:table-cell table:formula="oooc:=[.I55]^[$globals.$C$23]*[$globals.$C$32]/[.R55]*[.K55]*[.Y55]" office:value-type="float" office:value="5966476.89520603">
            <text:p>5966476.9</text:p>
          </table:table-cell>
          <table:table-cell table:formula="oooc:=[.S55]/[.H55]" office:value-type="float" office:value="145461.046198052">
            <text:p>145461.05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4]/[.$K55]" office:value-type="float" office:value="8727663">
            <text:p>8727663</text:p>
          </table:table-cell>
          <table:table-cell table:formula="oooc:=MAX(10^(FLOOR(LOG([.Q5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000">
            <text:p>1000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21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23]*[$globals.$C$32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4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23]*[$globals.$C$32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4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23]*[$globals.$C$32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4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23]*[$globals.$C$32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4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23]*[$globals.$C$32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4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23]*[$globals.$C$32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4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21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23]*[$globals.$C$32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4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4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23]*[$globals.$C$32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4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23]*[$globals.$C$32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4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23]*[$globals.$C$32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4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23]*[$globals.$C$32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4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08">
            <text:p>4.08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500396746953">
            <text:p>1.01</text:p>
          </table:table-cell>
          <table:table-cell/>
          <table:table-cell table:formula="oooc:=[.I32]^[$globals.$C$23]*[$globals.$C$32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4]/[.$K32]" office:value-type="float" office:value="61.2">
            <text:p>61.2</text:p>
          </table:table-cell>
          <table:table-cell table:formula="oooc:=MAX(10^(FLOOR(LOG([.Q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67">
            <text:p>6.6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0.997666666540274">
            <text:p>1</text:p>
          </table:table-cell>
          <table:table-cell/>
          <table:table-cell table:formula="oooc:=[.I33]^[$globals.$C$23]*[$globals.$C$32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4]/[.$K33]" office:value-type="float" office:value="100.05">
            <text:p>100.0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0.9">
            <text:p>10.9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0006716744124">
            <text:p>0.99</text:p>
          </table:table-cell>
          <table:table-cell/>
          <table:table-cell table:formula="oooc:=[.I34]^[$globals.$C$23]*[$globals.$C$32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4]/[.$K34]" office:value-type="float" office:value="163.5">
            <text:p>163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7.81">
            <text:p>17.81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0230870439086">
            <text:p>1</text:p>
          </table:table-cell>
          <table:table-cell/>
          <table:table-cell table:formula="oooc:=[.I35]^[$globals.$C$23]*[$globals.$C$32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4]/[.$K35]" office:value-type="float" office:value="267.15">
            <text:p>267.15</text:p>
          </table:table-cell>
          <table:table-cell table:formula="oooc:=MAX(10^(FLOOR(LOG([.Q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.1">
            <text:p>29.1</text:p>
          </table:table-cell>
          <table:table-cell table:formula="oooc:=CEILING(([.T36]-[.W36]/2);[.W36])" office:value-type="float" office:value="440">
            <text:p>44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516685367071">
            <text:p>1.02</text:p>
          </table:table-cell>
          <table:table-cell/>
          <table:table-cell table:formula="oooc:=[.I36]^[$globals.$C$23]*[$globals.$C$32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4]/[.$K36]" office:value-type="float" office:value="436.5">
            <text:p>436.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7.55">
            <text:p>47.55</text:p>
          </table:table-cell>
          <table:table-cell table:formula="oooc:=CEILING(([.T37]-[.W37]/2);[.W37])" office:value-type="float" office:value="710">
            <text:p>71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0727249807775">
            <text:p>1.01</text:p>
          </table:table-cell>
          <table:table-cell/>
          <table:table-cell table:formula="oooc:=[.I37]^[$globals.$C$23]*[$globals.$C$32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4]/[.$K37]" office:value-type="float" office:value="713.25">
            <text:p>713.2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23]*[$globals.$C$32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4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23]*[$globals.$C$32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4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23]*[$globals.$C$32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4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23]*[$globals.$C$32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4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23]*[$globals.$C$32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4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23]*[$globals.$C$32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4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21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23]*[$globals.$C$32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4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23]*[$globals.$C$32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4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23]*[$globals.$C$32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4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23]*[$globals.$C$32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4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23]*[$globals.$C$32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4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23]*[$globals.$C$32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4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36">
            <text:p>1.36</text:p>
          </table:table-cell>
          <table:table-cell table:formula="oooc:=CEILING(([.T59]-[.W59]/2);[.W59])" office:value-type="float" office:value="20">
            <text:p>20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133647470858">
            <text:p>1.01</text:p>
          </table:table-cell>
          <table:table-cell/>
          <table:table-cell table:formula="oooc:=[.I59]^[$globals.$C$23]*[$globals.$C$32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4]/[.$K59]" office:value-type="float" office:value="20.4">
            <text:p>20.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2">
            <text:p>2.2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1.00445821053192">
            <text:p>1</text:p>
          </table:table-cell>
          <table:table-cell/>
          <table:table-cell table:formula="oooc:=[.I60]^[$globals.$C$23]*[$globals.$C$32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4]/[.$K60]" office:value-type="float" office:value="33.3">
            <text:p>33.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3">
            <text:p>3.63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1.00536987192442">
            <text:p>1.01</text:p>
          </table:table-cell>
          <table:table-cell/>
          <table:table-cell table:formula="oooc:=[.I61]^[$globals.$C$23]*[$globals.$C$32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4]/[.$K61]" office:value-type="float" office:value="54.45">
            <text:p>54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3">
            <text:p>5.93</text:p>
          </table:table-cell>
          <table:table-cell table:formula="oooc:=CEILING(([.T62]-[.W62]/2);[.W62])" office:value-type="float" office:value="89">
            <text:p>89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3054364374016">
            <text:p>1.03</text:p>
          </table:table-cell>
          <table:table-cell/>
          <table:table-cell table:formula="oooc:=[.I62]^[$globals.$C$23]*[$globals.$C$32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4]/[.$K62]" office:value-type="float" office:value="88.95">
            <text:p>88.9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23]*[$globals.$C$32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4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5.85">
            <text:p>15.85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228830586418">
            <text:p>1</text:p>
          </table:table-cell>
          <table:table-cell/>
          <table:table-cell table:formula="oooc:=[.I64]^[$globals.$C$23]*[$globals.$C$32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4]/[.$K64]" office:value-type="float" office:value="237.75">
            <text:p>237.7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4">09/04/2007</text:date>, <text:time>05:2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04T05:29:55</dc:date>
    <dc:language>en-US</dc:language>
    <meta:editing-cycles>170</meta:editing-cycles>
    <meta:editing-duration>P9DT15H48M15S</meta:editing-duration>
    <meta:user-defined meta:name="Info 1"/>
    <meta:user-defined meta:name="Info 2"/>
    <meta:user-defined meta:name="Info 3"/>
    <meta:user-defined meta:name="Info 4"/>
    <meta:document-statistic meta:table-count="12" meta:cell-count="6655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